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 style:master-page-name="Right_20_Page">
      <style:paragraph-properties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2796594702" text:style-name="Outline">
        <text:list-item>
          <text:h text:style-name="P1" text:outline-level="1"><text:bookmark text:name="_scpi_subsys_disp"/>DISPlay Commands</text:h>
        </text:list-item>
      </text:list>
      <text:p text:style-name="Standard">DISPlay Commands are used to set the display system. DISPlay Commands include:</text:p>
      <text:list xml:id="list1901553515" text:style-name="List_20_1">
        <text:list-item>
          <text:p text:style-name="List_20_1_20_Start">:DISPlay:TYPE</text:p>
        </text:list-item>
        <text:list-item>
          <text:p text:style-name="List_20_1">:DISPlay:GRID</text:p>
        </text:list-item>
        <text:list-item>
          <text:p text:style-name="List_20_1">:DISPlay:PERSist</text:p>
        </text:list-item>
        <text:list-item>
          <text:p text:style-name="List_20_1">:DISPlay:MNUDisplay</text:p>
        </text:list-item>
        <text:list-item>
          <text:p text:style-name="List_20_1">:DISPlay:MNUStatus</text:p>
        </text:list-item>
        <text:list-item>
          <text:p text:style-name="List_20_1">:DISPlay:SCReen</text:p>
        </text:list-item>
        <text:list-item>
          <text:p text:style-name="List_20_1">:DISPlay:CLEar</text:p>
        </text:list-item>
        <text:list-item>
          <text:p text:style-name="List_20_1">:DISPlay:BRIGhtness</text:p>
        </text:list-item>
        <text:list-item>
          <text:p text:style-name="List_20_1">:DISPlay:INTensity</text:p>
        </text:list-item>
        <text:list-item>
          <text:p text:style-name="List_20_1_20_End">:DISPlay:DATA?</text:p>
        </text:list-item>
      </text:list>
      <text:list xml:id="list91952775524860" text:continue-list="list2796594702" text:style-name="Outline">
        <text:list-item>
          <text:list>
            <text:list-item>
              <text:h text:style-name="Heading_20_2" text:outline-level="2">:DISPlay:TYPE</text:h>
            </text:list-item>
          </text:list>
        </text:list-item>
      </text:list>
      <text:p text:style-name="Standard"><text:bookmark text:name="_scpi_disp_type"/>:DISPlay:TYPE &lt;type&gt;</text:p>
      <text:p text:style-name="Standard"><text:bookmark text:name="_scpi_disp_type2"/>:DISPlay:TYPE?</text:p>
      <text:list xml:id="list91954384661177" text:continue-numbering="true" text:style-name="Outline">
        <text:list-item>
          <text:list>
            <text:list-item>
              <text:h text:style-name="Heading_20_2" text:outline-level="2">:DISPlay:GRID</text:h>
            </text:list-item>
          </text:list>
        </text:list-item>
      </text:list>
      <text:p text:style-name="Standard"><text:bookmark text:name="_scpi_disp_grid"/>:DISPlay:GRID &lt;grid&gt;</text:p>
      <text:p text:style-name="Standard"><text:bookmark text:name="_scpi_disp_grid2"/>:DISPlay:GRID?</text:p>
      <text:list xml:id="list91954343418245" text:continue-numbering="true" text:style-name="Outline">
        <text:list-item>
          <text:list>
            <text:list-item>
              <text:h text:style-name="Heading_20_2" text:outline-level="2">:DISPlay:PERSist</text:h>
            </text:list-item>
          </text:list>
        </text:list-item>
      </text:list>
      <text:p text:style-name="Standard"><text:bookmark text:name="_scpi_disp_pers"/>:DISPlay:PERSist {{1|ON}|{0|OFF}}</text:p>
      <text:p text:style-name="Standard"><text:bookmark text:name="_scpi_disp_pers2"/>:DISPlay:PERSist?</text:p>
      <text:list xml:id="list91954073237283" text:continue-numbering="true" text:style-name="Outline">
        <text:list-item>
          <text:list>
            <text:list-item>
              <text:h text:style-name="Heading_20_2" text:outline-level="2">:DISPlay:MNUDisplay</text:h>
            </text:list-item>
          </text:list>
        </text:list-item>
      </text:list>
      <text:p text:style-name="Standard"><text:bookmark text:name="_scpi_disp_mnud"/>:DISPlay:MNUDisplay &lt;time&gt;</text:p>
      <text:p text:style-name="Standard"><text:bookmark text:name="_scpi_disp_mnud2"/>:DISPlay:MNUDisplay?</text:p>
      <text:list xml:id="list91953707217471" text:continue-numbering="true" text:style-name="Outline">
        <text:list-item>
          <text:list>
            <text:list-item>
              <text:h text:style-name="Heading_20_2" text:outline-level="2">:DISPlay:MNUStatus</text:h>
            </text:list-item>
          </text:list>
        </text:list-item>
      </text:list>
      <text:p text:style-name="Standard"><text:bookmark text:name="_scpi_disp_mnus"/>:DISPlay:MNUStatus {{1|ON}|{0|OFF}}</text:p>
      <text:p text:style-name="Standard"><text:bookmark text:name="_scpi_disp_mnus2"/>:DISPlay:MNUStatus?</text:p>
      <text:list xml:id="list91953033929190" text:continue-numbering="true" text:style-name="Outline">
        <text:list-item>
          <text:list>
            <text:list-item>
              <text:h text:style-name="Heading_20_2" text:outline-level="2">:DISPlay:SCReen</text:h>
            </text:list-item>
          </text:list>
        </text:list-item>
      </text:list>
      <text:p text:style-name="Standard"><text:bookmark text:name="_scpi_disp_scr"/>:DISPlay:SCReen &lt;scr&gt;</text:p>
      <text:p text:style-name="Standard"><text:bookmark text:name="_scpi_disp_scr2"/>:DISPlay:SCReen?</text:p>
      <text:list xml:id="list91953592975796" text:continue-numbering="true" text:style-name="Outline">
        <text:list-item>
          <text:list>
            <text:list-item>
              <text:h text:style-name="Heading_20_2" text:outline-level="2">:DISPlay:CLEar</text:h>
            </text:list-item>
          </text:list>
        </text:list-item>
      </text:list>
      <text:p text:style-name="Standard"><text:bookmark text:name="_scpi_disp_cle"/>:DISPlay:CLEar</text:p>
      <text:list xml:id="list91952750687720" text:continue-numbering="true" text:style-name="Outline">
        <text:list-item>
          <text:list>
            <text:list-item>
              <text:h text:style-name="Heading_20_2" text:outline-level="2">:DISPlay:BRIGhtness</text:h>
            </text:list-item>
          </text:list>
        </text:list-item>
      </text:list>
      <text:p text:style-name="Standard"><text:bookmark text:name="_scpi_disp_brig"/>:DISPlay:BRIGhtness &lt;count&gt;</text:p>
      <text:p text:style-name="Standard"><text:bookmark text:name="_scpi_disp_brig2"/>:DISPlay:BRIGhtness?</text:p>
      <text:list xml:id="list91952733195382" text:continue-numbering="true" text:style-name="Outline">
        <text:list-item>
          <text:list>
            <text:list-item>
              <text:h text:style-name="Heading_20_2" text:outline-level="2">:DISPlay:INTensity</text:h>
            </text:list-item>
          </text:list>
        </text:list-item>
      </text:list>
      <text:p text:style-name="Standard"><text:bookmark text:name="_scpi_disp_int"/>:DISPlay:INTensity &lt;count&gt;</text:p>
      <text:p text:style-name="Standard"><text:bookmark text:name="_scpi_disp_int2"/>:DISPlay:INTensity?</text:p>
      <text:list xml:id="list91954599770332" text:continue-numbering="true" text:style-name="Outline">
        <text:list-item>
          <text:list>
            <text:list-item>
              <text:h text:style-name="Heading_20_2" text:outline-level="2"><text:soft-page-break/>:DISPlay:DATA?</text:h>
            </text:list-item>
          </text:list>
        </text:list-item>
      </text:list>
      <text:p text:style-name="Standard"><text:bookmark text:name="_scpi_disp_data"/>:DISPlay:DATA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 style:writing-mode="page"/>
      <style:text-properties style:font-name="Tahoma" fo:font-family="Tahoma" style:font-style-name="Regular" style:font-family-generic="swiss" style:font-pitch="variable" fo:font-size="10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 style:writing-mode="page">
        <style:tab-stops/>
      </style:paragraph-properties>
      <style:text-properties style:use-window-font-color="true" style:font-name="Tahoma" fo:font-family="Tahoma" style:font-style-name="Regular" style:font-family-generic="swiss" style:font-pitch="variable" fo:font-size="10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 style:writing-mode="page"/>
      <style:text-properties fo:color="#0066cc" fo:font-size="10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 style:writing-mode="page">
        <style:tab-stops/>
      </style:paragraph-properties>
      <style:text-properties style:font-name="Tahoma" fo:font-family="Tahoma" style:font-style-name="Regular" style:font-family-generic="swiss" style:font-pitch="variable" fo:font-size="10pt"/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 style:writing-mode="page">
        <style:tab-stops/>
      </style:paragraph-properties>
      <style:text-properties style:font-name="Tahoma" fo:font-family="Tahoma" style:font-style-name="Regular" style:font-family-generic="swiss" style:font-pitch="variable"/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 style:writing-mode="page">
        <style:tab-stops/>
      </style:paragraph-properties>
      <style:text-properties style:font-name="Tahoma" fo:font-family="Tahoma" style:font-style-name="Regular" style:font-family-generic="swiss" style:font-pitch="variable" fo:font-size="10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 style:writing-mode="page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pt" fo:font-style="normal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 style:writing-mode="page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pt" fo:font-style="normal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 style:master-page-name="">
      <style:paragraph-properties fo:margin-left="0mm" fo:margin-right="3mm" fo:text-align="end" style:justify-single-word="false" fo:text-indent="0mm" style:auto-text-indent="false" style:page-number="auto" style:writing-mode="page"/>
      <style:text-properties fo:color="#0000cc" fo:font-size="10pt" fo:font-style="normal" fo:font-weight="bold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List_20_1_20_Cont." style:display-name="List 1 Cont." style:family="paragraph" style:parent-style-name="List" style:list-style-name="" style:class="list" style:master-page-name="">
      <loext:graphic-properties draw:fill="none" draw:fill-color="#cfe7f5"/>
      <style:paragraph-properties fo:margin-left="10mm" fo:margin-right="1.99mm" fo:margin-top="0mm" fo:margin-bottom="0mm" loext:contextual-spacing="false" fo:text-indent="0mm" style:auto-text-indent="false" style:page-number="auto" fo:background-color="transparent" style:shadow="none" style:writing-mode="page">
        <style:tab-stops/>
      </style:paragraph-properties>
      <style:text-properties style:font-name="Tahoma" fo:font-family="Tahoma" style:font-style-name="Regular" style:font-family-generic="swiss" style:font-pitch="variable"/>
    </style:style>
    <style:style style:name="Normal" style:family="paragraph">
      <style:paragraph-properties fo:margin-left="0mm" fo:margin-right="0mm" fo:margin-top="0mm" fo:margin-bottom="0.09mm" loext:contextual-spacing="false" fo:line-height="104%" fo:hyphenation-ladder-count="no-limit" fo:text-indent="0.16mm" style:auto-text-indent="false"/>
      <style:text-properties fo:color="#000000" style:font-name="Tahoma1" fo:font-family="Tahoma" style:font-family-generic="swiss" style:font-pitch="variable" fo:font-size="10pt" style:font-name-asian="Tahoma1" style:font-family-asian="Tahoma" style:font-family-generic-asian="swiss" style:font-pitch-asian="variable" style:font-size-asian="10pt" style:font-name-complex="Tahoma1" style:font-family-complex="Tahoma" style:font-family-generic-complex="swiss" style:font-pitch-complex="variable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efault_20_Paragraph_20_Font" style:display-name="Default Paragraph Font" style:family="text"/>
    <style:style style:name="WW_5f_CharLFO67LVL1" style:display-name="WW_CharLFO67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2" style:display-name="WW_CharLFO67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3" style:display-name="WW_CharLFO67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4" style:display-name="WW_CharLFO67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5" style:display-name="WW_CharLFO67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6" style:display-name="WW_CharLFO67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7" style:display-name="WW_CharLFO67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8" style:display-name="WW_CharLFO67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9" style:display-name="WW_CharLFO67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1" style:display-name="WW_CharLFO68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2" style:display-name="WW_CharLFO68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3" style:display-name="WW_CharLFO68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4" style:display-name="WW_CharLFO68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5" style:display-name="WW_CharLFO68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6" style:display-name="WW_CharLFO68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7" style:display-name="WW_CharLFO68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8" style:display-name="WW_CharLFO68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9" style:display-name="WW_CharLFO68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1" style:display-name="WW_CharLFO10LVL1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2" style:display-name="WW_CharLFO10LVL2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3" style:display-name="WW_CharLFO10LVL3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4" style:display-name="WW_CharLFO10LVL4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5" style:display-name="WW_CharLFO10LVL5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6" style:display-name="WW_CharLFO10LVL6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7" style:display-name="WW_CharLFO10LVL7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8" style:display-name="WW_CharLFO10LVL8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9" style:display-name="WW_CharLFO10LVL9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1" style:display-name="WW_CharLFO69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2" style:display-name="WW_CharLFO69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3" style:display-name="WW_CharLFO69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4" style:display-name="WW_CharLFO69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5" style:display-name="WW_CharLFO69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6" style:display-name="WW_CharLFO69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7" style:display-name="WW_CharLFO69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8" style:display-name="WW_CharLFO69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9" style:display-name="WW_CharLFO69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1" style:display-name="WW_CharLFO71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2" style:display-name="WW_CharLFO71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3" style:display-name="WW_CharLFO71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4" style:display-name="WW_CharLFO71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5" style:display-name="WW_CharLFO71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6" style:display-name="WW_CharLFO71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7" style:display-name="WW_CharLFO71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8" style:display-name="WW_CharLFO71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9" style:display-name="WW_CharLFO71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Character_5f_20_5f_style" style:display-name="Character_20_style" style:family="text"/>
    <style:style style:name="WW_5f_CharLFO73LVL1" style:display-name="WW_CharLFO73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2" style:display-name="WW_CharLFO73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3" style:display-name="WW_CharLFO73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4" style:display-name="WW_CharLFO73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5" style:display-name="WW_CharLFO73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6" style:display-name="WW_CharLFO73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7" style:display-name="WW_CharLFO73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8" style:display-name="WW_CharLFO73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9" style:display-name="WW_CharLFO73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1" style:display-name="WW_CharLFO74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2" style:display-name="WW_CharLFO74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3" style:display-name="WW_CharLFO74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4" style:display-name="WW_CharLFO74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5" style:display-name="WW_CharLFO74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6" style:display-name="WW_CharLFO74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7" style:display-name="WW_CharLFO74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8" style:display-name="WW_CharLFO74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9" style:display-name="WW_CharLFO74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1" style:display-name="WW_CharLFO75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2" style:display-name="WW_CharLFO75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3" style:display-name="WW_CharLFO75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4" style:display-name="WW_CharLFO75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5" style:display-name="WW_CharLFO75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6" style:display-name="WW_CharLFO75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7" style:display-name="WW_CharLFO75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8" style:display-name="WW_CharLFO75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9" style:display-name="WW_CharLFO75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1" style:display-name="WW_CharLFO76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2" style:display-name="WW_CharLFO76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3" style:display-name="WW_CharLFO76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4" style:display-name="WW_CharLFO76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5" style:display-name="WW_CharLFO76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6" style:display-name="WW_CharLFO76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7" style:display-name="WW_CharLFO76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8" style:display-name="WW_CharLFO76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9" style:display-name="WW_CharLFO76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1" style:display-name="WW_CharLFO93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2" style:display-name="WW_CharLFO93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3" style:display-name="WW_CharLFO93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4" style:display-name="WW_CharLFO93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5" style:display-name="WW_CharLFO93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6" style:display-name="WW_CharLFO93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7" style:display-name="WW_CharLFO93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8" style:display-name="WW_CharLFO93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9" style:display-name="WW_CharLFO93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1" style:display-name="WW_CharLFO95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2" style:display-name="WW_CharLFO95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3" style:display-name="WW_CharLFO95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4" style:display-name="WW_CharLFO95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5" style:display-name="WW_CharLFO95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6" style:display-name="WW_CharLFO95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7" style:display-name="WW_CharLFO95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8" style:display-name="WW_CharLFO95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9" style:display-name="WW_CharLFO95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1" style:display-name="WW_CharLFO96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2" style:display-name="WW_CharLFO96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3" style:display-name="WW_CharLFO96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4" style:display-name="WW_CharLFO96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5" style:display-name="WW_CharLFO96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6" style:display-name="WW_CharLFO96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7" style:display-name="WW_CharLFO96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8" style:display-name="WW_CharLFO96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9" style:display-name="WW_CharLFO96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1" style:display-name="WW_CharLFO104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2" style:display-name="WW_CharLFO104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3" style:display-name="WW_CharLFO104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4" style:display-name="WW_CharLFO104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5" style:display-name="WW_CharLFO104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6" style:display-name="WW_CharLFO104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7" style:display-name="WW_CharLFO104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8" style:display-name="WW_CharLFO104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9" style:display-name="WW_CharLFO104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1" style:display-name="WW_CharLFO105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2" style:display-name="WW_CharLFO105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3" style:display-name="WW_CharLFO105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4" style:display-name="WW_CharLFO105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5" style:display-name="WW_CharLFO105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6" style:display-name="WW_CharLFO105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7" style:display-name="WW_CharLFO105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8" style:display-name="WW_CharLFO105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9" style:display-name="WW_CharLFO105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1" style:display-name="WW_CharLFO106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2" style:display-name="WW_CharLFO106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3" style:display-name="WW_CharLFO106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4" style:display-name="WW_CharLFO106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5" style:display-name="WW_CharLFO106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6" style:display-name="WW_CharLFO106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7" style:display-name="WW_CharLFO106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8" style:display-name="WW_CharLFO106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9" style:display-name="WW_CharLFO106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1" style:display-name="WW_CharLFO107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2" style:display-name="WW_CharLFO107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3" style:display-name="WW_CharLFO107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4" style:display-name="WW_CharLFO107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5" style:display-name="WW_CharLFO107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6" style:display-name="WW_CharLFO107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7" style:display-name="WW_CharLFO107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8" style:display-name="WW_CharLFO107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9" style:display-name="WW_CharLFO107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1" style:display-name="WW_CharLFO108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2" style:display-name="WW_CharLFO108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3" style:display-name="WW_CharLFO108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4" style:display-name="WW_CharLFO108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5" style:display-name="WW_CharLFO108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6" style:display-name="WW_CharLFO108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7" style:display-name="WW_CharLFO108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8" style:display-name="WW_CharLFO108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9" style:display-name="WW_CharLFO108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1" style:display-name="WW_CharLFO112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2" style:display-name="WW_CharLFO112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3" style:display-name="WW_CharLFO112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4" style:display-name="WW_CharLFO112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5" style:display-name="WW_CharLFO112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6" style:display-name="WW_CharLFO112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7" style:display-name="WW_CharLFO112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8" style:display-name="WW_CharLFO112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9" style:display-name="WW_CharLFO112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1" style:display-name="WW_CharLFO113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2" style:display-name="WW_CharLFO113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3" style:display-name="WW_CharLFO113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4" style:display-name="WW_CharLFO113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5" style:display-name="WW_CharLFO113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6" style:display-name="WW_CharLFO113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7" style:display-name="WW_CharLFO113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8" style:display-name="WW_CharLFO113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9" style:display-name="WW_CharLFO113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1" style:display-name="WW_CharLFO114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2" style:display-name="WW_CharLFO114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3" style:display-name="WW_CharLFO114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4" style:display-name="WW_CharLFO114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5" style:display-name="WW_CharLFO114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6" style:display-name="WW_CharLFO114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7" style:display-name="WW_CharLFO114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8" style:display-name="WW_CharLFO114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9" style:display-name="WW_CharLFO114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Rigol DS1000B :DISPlay Command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DISPlay Commands</text:chapter></text:p>
      </style:header>
      <style:footer>
        <text:p text:style-name="Footer_20_right"><text:page-number text:select-page="current">1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6:24:30.737811242</meta:creation-date>
    <meta:editing-duration>P0D</meta:editing-duration>
    <meta:editing-cycles>1</meta:editing-cycles>
    <meta:generator>LibreOffice/5.4.3.2$Linux_X86_64 LibreOffice_project/92a7159f7e4af62137622921e809f8546db437e5</meta:generator>
    <dc:title>Rigol DS1000B :DISPlay Commands</dc:title>
    <meta:document-statistic meta:table-count="0" meta:image-count="0" meta:object-count="0" meta:page-count="2" meta:paragraph-count="45" meta:word-count="79" meta:character-count="847" meta:non-whitespace-character-count="823"/>
    <meta:user-defined meta:name="WebPublish_HTML_Profile">EEZ (HTML)</meta:user-defined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./../../home/denis/.config/libreoffice/4/user/template/EEZ%20template.ott" meta:date="2017-11-29T16:24:30.350000000"/>
  </office:meta>
</office:document-meta>
</file>